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SSV20</text:p>
          </table:table-cell>
          <table:table-cell office:value-type="string" calcext:value-type="string">
            <text:p>SSV21</text:p>
          </table:table-cell>
          <table:table-cell office:value-type="string" calcext:value-type="string">
            <text:p>SSV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43" calcext:value-type="float">
            <text:p>0.06543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0.06243" calcext:value-type="float">
            <text:p>0.06243</text:p>
          </table:table-cell>
          <table:table-cell office:value-type="float" office:value="0.06121" calcext:value-type="float">
            <text:p>0.06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351" calcext:value-type="float">
            <text:p>0.23351</text:p>
          </table:table-cell>
          <table:table-cell office:value-type="float" office:value="0.22903" calcext:value-type="float">
            <text:p>0.22903</text:p>
          </table:table-cell>
          <table:table-cell office:value-type="float" office:value="0.20843" calcext:value-type="float">
            <text:p>0.20843</text:p>
          </table:table-cell>
          <table:table-cell office:value-type="float" office:value="0.21519" calcext:value-type="float">
            <text:p>0.215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56967" calcext:value-type="float">
            <text:p>0.56967</text:p>
          </table:table-cell>
          <table:table-cell office:value-type="float" office:value="0.53669" calcext:value-type="float">
            <text:p>0.53669</text:p>
          </table:table-cell>
          <table:table-cell office:value-type="float" office:value="0.52891" calcext:value-type="float">
            <text:p>0.528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93722" calcext:value-type="float">
            <text:p>0.93722</text:p>
          </table:table-cell>
          <table:table-cell office:value-type="float" office:value="0.90162" calcext:value-type="float">
            <text:p>0.90162</text:p>
          </table:table-cell>
          <table:table-cell office:value-type="float" office:value="0.89384" calcext:value-type="float">
            <text:p>0.893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581" calcext:value-type="float">
            <text:p>1.16581</text:p>
          </table:table-cell>
          <table:table-cell office:value-type="float" office:value="1.20727" calcext:value-type="float">
            <text:p>1.20727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1.10294" calcext:value-type="float">
            <text:p>1.102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30027" calcext:value-type="float">
            <text:p>1.30027</text:p>
          </table:table-cell>
          <table:table-cell office:value-type="float" office:value="1.33501" calcext:value-type="float">
            <text:p>1.33501</text:p>
          </table:table-cell>
          <table:table-cell office:value-type="float" office:value="1.11668" calcext:value-type="float">
            <text:p>1.11668</text:p>
          </table:table-cell>
          <table:table-cell office:value-type="float" office:value="1.21568" calcext:value-type="float">
            <text:p>1.215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291" calcext:value-type="float">
            <text:p>1.0291</text:p>
          </table:table-cell>
          <table:table-cell office:value-type="float" office:value="1.06384" calcext:value-type="float">
            <text:p>1.06384</text:p>
          </table:table-cell>
          <table:table-cell office:value-type="float" office:value="0.91227" calcext:value-type="float">
            <text:p>0.91227</text:p>
          </table:table-cell>
          <table:table-cell office:value-type="float" office:value="1.00743" calcext:value-type="float">
            <text:p>1.007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91705" calcext:value-type="float">
            <text:p>0.91705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2085" calcext:value-type="float">
            <text:p>0.820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2454" calcext:value-type="float">
            <text:p>0.22454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1683" calcext:value-type="float">
            <text:p>0.21683</text:p>
          </table:table-cell>
        </table:table-row>
        <table:table-row table:style-name="ro1" table:number-rows-repeated="11">
          <table:table-cell table:style-name="Default"/>
          <table:table-cell table:number-columns-repeated="4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21:40:53.422733598</meta:creation-date>
    <dc:date>2020-07-20T09:31:24.682684591</dc:date>
    <meta:editing-duration>PT11H19M38S</meta:editing-duration>
    <meta:editing-cycles>1</meta:editing-cycles>
    <meta:document-statistic meta:table-count="1" meta:cell-count="50" meta:object-count="0"/>
    <meta:generator>LibreOffice/6.0.7.3$Linux_X86_64 LibreOffice_project/00m0$Build-3</meta:generator>
    <meta:user-defined meta:name="qrichtext">1</meta:user-defined>
  </office:meta>
</office:document-meta>
</file>